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25"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26"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27"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28"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29"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30"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31"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32"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33"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34"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35"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36"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37"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38"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39"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40"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41"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42" style:family="paragraph" style:parent-style-name="Standard">
      <style:text-properties fo:font-style="normal" fo:font-weight="normal" officeooo:rsid="002c972c" officeooo:paragraph-rsid="002c972c" style:font-style-asian="normal" style:font-weight-asian="normal" style:font-style-complex="normal" style:font-weight-complex="normal"/>
    </style:style>
    <style:style style:name="P43"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officeooo:rsid="0006153e"/>
    </style:style>
    <style:style style:name="T23" style:family="text">
      <style:text-properties fo:font-weight="normal" officeooo:rsid="0006153e" style:font-weight-asian="normal" style:font-weight-complex="normal"/>
    </style:style>
    <style:style style:name="T24" style:family="text">
      <style:text-properties officeooo:rsid="00207381"/>
    </style:style>
    <style:style style:name="T25" style:family="text">
      <style:text-properties officeooo:rsid="002318c1"/>
    </style:style>
    <style:style style:name="T26" style:family="text">
      <style:text-properties fo:font-weight="bold" officeooo:rsid="002318c1" style:font-weight-asian="bold" style:font-weight-complex="bold"/>
    </style:style>
    <style:style style:name="T27" style:family="text">
      <style:text-properties officeooo:rsid="00284a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2">hyperparameter optimization (</text:span>HPO<text:span text:style-name="T22">)</text:span> study using the BOHB HP<text:span text:style-name="T23">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24"/>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24"/>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25"/>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26">- Removed the decay rate from the configuration space;</text:p>
      <text:p text:style-name="P26">-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27">-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28"/>
      <text:p text:style-name="P18">May 14 2019</text:p>
      <text:p text:style-name="P29"/>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30"/>
      <text:p text:style-name="P8"><text:span text:style-name="T9">M</text:span><text:span text:style-name="T3">ay 1</text:span><text:span text:style-name="T10">7</text:span><text:span text:style-name="T3"> 2019</text:span></text:p>
      <text:p text:style-name="P31"/>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32"/>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33"/>
      <text:p text:style-name="P34">Is the ROC/PR AUC a measure of the separation between the classes' test set distributions? Should we use weighted f-score to give appropriate weight to the precision and recall?</text:p>
      <text:p text:style-name="P34"/>
      <text:p text:style-name="P19">May 20 2019</text:p>
      <text:p text:style-name="P35"/>
      <text:p text:style-name="P36">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24">The optimization metric was set to ROC AUC again.</text:span></text:p>
      <text:p text:style-name="P36"/>
      <text:p text:style-name="P20">May 21 2019</text:p>
      <text:p text:style-name="P36"><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37"/>
      <text:p text:style-name="P21">May 24 2019</text:p>
      <text:p text:style-name="P21"/>
      <text:p text:style-name="P38">A new study (study_9) was started using study_8 as a warm-up with the same number of iterations as the previous study.</text:p>
      <text:p text:style-name="P38"/>
      <text:p text:style-name="P22">May 29-<text:span text:style-name="T27">30</text:span> 2019</text:p>
      <text:p text:style-name="P22"/>
      <text:p text:style-name="P39">In order to study BOHB performance, we decided to run two new studies using Bayesian Optimization (without Hyperband) and Random Search using as budget 50 epochs. We ran both <text:span text:style-name="T25">for </text:span><text:span text:style-name="T26">[INSERT NUMBER OF ITERATIONS] </text:span><text:span text:style-name="T25">which gives a total budget of </text:span><text:span text:style-name="T26">[INSERT TOTAL BUDGET]</text:span><text:span text:style-name="T25">. In order to compare with BOHB, we also ran a new BOHB study </text:span><text:span text:style-name="T26">(INSERT STUDY NAME)</text:span><text:span text:style-name="T25"> with the same total budget, using </text:span><text:span text:style-name="T26">NITERATIONS </text:span><text:span text:style-name="T25">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39"/>
      <text:p text:style-name="P23">May 31 2019</text:p>
      <text:p text:style-name="P40"/>
      <text:p text:style-name="P40">Running ensembles for studies study_8 and study_9.</text:p>
      <text:p text:style-name="P35"/>
      <text:p text:style-name="P43">June 3-4 2019</text:p>
      <text:p text:style-name="P43"/>
      <text:p text:style-name="P42">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6-04T16:42:07.223275478</dc:date>
    <meta:editing-duration>P6DT2H47M37S</meta:editing-duration>
    <meta:editing-cycles>18</meta:editing-cycles>
    <meta:generator>LibreOffice/4.3.7.2$Linux_X86_64 LibreOffice_project/430$Build-2</meta:generator>
    <meta:document-statistic meta:table-count="0" meta:image-count="0" meta:object-count="0" meta:page-count="3" meta:paragraph-count="40" meta:word-count="1421" meta:character-count="8490" meta:non-whitespace-character-count="7106"/>
  </office:meta>
</office:document-meta>
</file>